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3fdce" officeooo:paragraph-rsid="0013fdce"/>
    </style:style>
    <style:style style:name="P2" style:family="paragraph" style:parent-style-name="Title">
      <style:text-properties officeooo:rsid="0013fdce" officeooo:paragraph-rsid="0013fdce"/>
    </style:style>
    <style:style style:name="P3" style:family="paragraph" style:parent-style-name="Text_20_body">
      <style:paragraph-properties fo:margin-left="0cm" fo:margin-right="0cm" fo:text-indent="0cm" style:auto-text-indent="false"/>
      <style:text-properties style:font-name="Liberation Serif" fo:font-size="12pt" officeooo:paragraph-rsid="00149fb2"/>
    </style:style>
    <style:style style:name="P4" style:family="paragraph" style:parent-style-name="Text_20_body">
      <style:paragraph-properties fo:margin-left="0.847cm" fo:margin-right="0cm" fo:text-indent="-0.847cm" style:auto-text-indent="false"/>
      <style:text-properties style:font-name="Liberation Serif" fo:font-size="12pt"/>
    </style:style>
    <style:style style:name="P5" style:family="paragraph" style:parent-style-name="Heading_20_1">
      <style:text-properties officeooo:rsid="0013fdce" officeooo:paragraph-rsid="0013fdce"/>
    </style:style>
    <style:style style:name="P6" style:family="paragraph" style:parent-style-name="Heading_20_1">
      <style:text-properties officeooo:rsid="00149fb2" officeooo:paragraph-rsid="00149fb2"/>
    </style:style>
    <style:style style:name="P7" style:family="paragraph" style:parent-style-name="Heading_20_2">
      <style:text-properties officeooo:rsid="0013fdce" officeooo:paragraph-rsid="0013fdce"/>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text-position="0% 100%"/>
    </style:style>
    <style:style style:name="T2" style:family="text">
      <style:text-properties fo:font-style="italic"/>
    </style:style>
    <style:style style:name="Sect1" style:family="section">
      <style:section-properties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eep sequencing of Plasmodium falciparum genetic crosses: a resource for the study of genome variation and meiotic recombination</text:p>
      <text:p text:style-name="P2">Supplementary informati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text:a xlink:type="simple" xlink:href="#__RefHeading__78_1793745462" text:style-name="Index_20_Link" text:visited-style-name="Index_20_Link">1. Genome accessibility<text:tab/>1</text:a></text:p>
          <text:p text:style-name="P8"><text:a xlink:type="simple" xlink:href="#__RefHeading__234_426319955" text:style-name="Index_20_Link" text:visited-style-name="Index_20_Link">2. Variant discovery and genotype calling<text:tab/>1</text:a></text:p>
          <text:p text:style-name="P9"><text:a xlink:type="simple" xlink:href="#__RefHeading__236_426319955" text:style-name="Index_20_Link" text:visited-style-name="Index_20_Link">2.1. Alignment-based calling method (BWA/GATK)<text:tab/>1</text:a></text:p>
          <text:p text:style-name="P9"><text:a xlink:type="simple" xlink:href="#__RefHeading__238_426319955" text:style-name="Index_20_Link" text:visited-style-name="Index_20_Link">2.2. Assembly-based calling method (Cortex)<text:tab/>1</text:a></text:p>
          <text:p text:style-name="P8"><text:a xlink:type="simple" xlink:href="#__RefHeading__80_1793745462" text:style-name="Index_20_Link" text:visited-style-name="Index_20_Link">3. References<text:tab/>1</text:a></text:p>
        </text:index-body>
      </text:table-of-content>
      <text:h text:style-name="P5" text:outline-level="1"><text:bookmark-start text:name="__RefHeading__78_1793745462"/>Genome accessibility<text:bookmark-end text:name="__RefHeading__78_1793745462"/></text:h>
      <text:p text:style-name="P1">@@TODO</text:p>
      <text:h text:style-name="P5" text:outline-level="1"><text:bookmark-start text:name="__RefHeading__234_426319955"/>Variant discovery and genotype calling<text:bookmark-end text:name="__RefHeading__234_426319955"/></text:h>
      <text:h text:style-name="P7" text:outline-level="2"><text:bookmark-start text:name="__RefHeading__236_426319955"/>Alignment-based calling method (BWA/GATK)<text:bookmark-end text:name="__RefHeading__236_426319955"/></text:h>
      <text:p text:style-name="P1">@@TODO <text:reference-mark-start text:name="ADDIN CSL_CITATION {&quot;schema&quot;: &quot;https://github.com/citation-style-language/schema/raw/master/csl-citation.json&quot;, &quot;mendeley&quot;: {&quot;formattedCitation&quot;: &quot;(Li &amp; Durbin, 2009)&quot;, &quot;plainTextFormattedCitation&quot;: &quot;(Li &amp; Durbin, 2009)&quot;, &quot;previouslyFormattedCitation&quot;: &quot;(Li &amp; Durbin, 2009)&quot;}, &quot;citationItems&quot;: [{&quot;id&quot;: &quot;ITEM-1&quot;, &quot;uris&quot;: [&quot;http://www.mendeley.com/documents/?uuid=59353d32-dddf-45cb-bbdf-dbe3503f6043&quot;], &quot;itemData&quot;: {&quot;ISSN&quot;: &quot;1367-4811&quot;, &quot;DOI&quot;: &quot;10.1093/bioinformatics/btp324&quot;, &quot;abstract&quot;: &quot;MOTIVATION: The enormous amount of short reads generated by the new DNA sequencing technologies call for the development of fast and accurate read alignment programs. A first generation of hash table-based methods has been developed, including MAQ, which is accurate, feature rich and fast enough to align short reads from a single individual. However, MAQ does not support gapped alignment for single-end reads, which makes it unsuitable for alignment of longer reads where indels may occur frequently. The speed of MAQ is also a concern when the alignment is scaled up to the resequencing of hundreds of individuals.\n\nRESULTS: We implemented Burrows-Wheeler Alignment tool (BWA), a new read alignment package that is based on backward search with Burrows-Wheeler Transform (BWT), to efficiently align short sequencing reads against a large reference sequence such as the human genome, allowing mismatches and gaps. BWA supports both base space reads, e.g. from Illumina sequencing machines, and color space reads from AB SOLiD machines. Evaluations on both simulated and real data suggest that BWA is approximately 10-20x faster than MAQ, while achieving similar accuracy. In addition, BWA outputs alignment in the new standard SAM (Sequence Alignment/Map) format. Variant calling and other downstream analyses after the alignment can be achieved with the open source SAMtools software package.\n\nAVAILABILITY: http://maq.sourceforge.net.&quot;, &quot;PMID&quot;: &quot;19451168&quot;, &quot;issued&quot;: {&quot;date-parts&quot;: [[&quot;2009&quot;, &quot;7&quot;, &quot;15&quot;]]}, &quot;id&quot;: &quot;ITEM-1&quot;, &quot;type&quot;: &quot;article-journal&quot;, &quot;volume&quot;: &quot;25&quot;, &quot;container-title&quot;: &quot;Bioinformatics (Oxford, England)&quot;, &quot;issue&quot;: &quot;14&quot;, &quot;title&quot;: &quot;Fast and accurate short read alignment with Burrows-Wheeler transform.&quot;, &quot;author&quot;: [{&quot;suffix&quot;: &quot;&quot;, &quot;parse-names&quot;: false, &quot;given&quot;: &quot;Heng&quot;, &quot;dropping-particle&quot;: &quot;&quot;, &quot;non-dropping-particle&quot;: &quot;&quot;, &quot;family&quot;: &quot;Li&quot;}, {&quot;suffix&quot;: &quot;&quot;, &quot;parse-names&quot;: false, &quot;given&quot;: &quot;Richard&quot;, &quot;dropping-particle&quot;: &quot;&quot;, &quot;non-dropping-particle&quot;: &quot;&quot;, &quot;family&quot;: &quot;Durbin&quot;}], &quot;page&quot;: &quot;1754-60&quot;}}], &quot;properties&quot;: {&quot;noteIndex&quot;: 0}} RNDv9LhFvQyid"/><text:span text:style-name="T1">(Li &amp; Durbin, 2009)</text:span><text:reference-mark-end text:name="ADDIN CSL_CITATION {&quot;schema&quot;: &quot;https://github.com/citation-style-language/schema/raw/master/csl-citation.json&quot;, &quot;mendeley&quot;: {&quot;formattedCitation&quot;: &quot;(Li &amp; Durbin, 2009)&quot;, &quot;plainTextFormattedCitation&quot;: &quot;(Li &amp; Durbin, 2009)&quot;, &quot;previouslyFormattedCitation&quot;: &quot;(Li &amp; Durbin, 2009)&quot;}, &quot;citationItems&quot;: [{&quot;id&quot;: &quot;ITEM-1&quot;, &quot;uris&quot;: [&quot;http://www.mendeley.com/documents/?uuid=59353d32-dddf-45cb-bbdf-dbe3503f6043&quot;], &quot;itemData&quot;: {&quot;ISSN&quot;: &quot;1367-4811&quot;, &quot;DOI&quot;: &quot;10.1093/bioinformatics/btp324&quot;, &quot;abstract&quot;: &quot;MOTIVATION: The enormous amount of short reads generated by the new DNA sequencing technologies call for the development of fast and accurate read alignment programs. A first generation of hash table-based methods has been developed, including MAQ, which is accurate, feature rich and fast enough to align short reads from a single individual. However, MAQ does not support gapped alignment for single-end reads, which makes it unsuitable for alignment of longer reads where indels may occur frequently. The speed of MAQ is also a concern when the alignment is scaled up to the resequencing of hundreds of individuals.\n\nRESULTS: We implemented Burrows-Wheeler Alignment tool (BWA), a new read alignment package that is based on backward search with Burrows-Wheeler Transform (BWT), to efficiently align short sequencing reads against a large reference sequence such as the human genome, allowing mismatches and gaps. BWA supports both base space reads, e.g. from Illumina sequencing machines, and color space reads from AB SOLiD machines. Evaluations on both simulated and real data suggest that BWA is approximately 10-20x faster than MAQ, while achieving similar accuracy. In addition, BWA outputs alignment in the new standard SAM (Sequence Alignment/Map) format. Variant calling and other downstream analyses after the alignment can be achieved with the open source SAMtools software package.\n\nAVAILABILITY: http://maq.sourceforge.net.&quot;, &quot;PMID&quot;: &quot;19451168&quot;, &quot;issued&quot;: {&quot;date-parts&quot;: [[&quot;2009&quot;, &quot;7&quot;, &quot;15&quot;]]}, &quot;id&quot;: &quot;ITEM-1&quot;, &quot;type&quot;: &quot;article-journal&quot;, &quot;volume&quot;: &quot;25&quot;, &quot;container-title&quot;: &quot;Bioinformatics (Oxford, England)&quot;, &quot;issue&quot;: &quot;14&quot;, &quot;title&quot;: &quot;Fast and accurate short read alignment with Burrows-Wheeler transform.&quot;, &quot;author&quot;: [{&quot;suffix&quot;: &quot;&quot;, &quot;parse-names&quot;: false, &quot;given&quot;: &quot;Heng&quot;, &quot;dropping-particle&quot;: &quot;&quot;, &quot;non-dropping-particle&quot;: &quot;&quot;, &quot;family&quot;: &quot;Li&quot;}, {&quot;suffix&quot;: &quot;&quot;, &quot;parse-names&quot;: false, &quot;given&quot;: &quot;Richard&quot;, &quot;dropping-particle&quot;: &quot;&quot;, &quot;non-dropping-particle&quot;: &quot;&quot;, &quot;family&quot;: &quot;Durbin&quot;}], &quot;page&quot;: &quot;1754-60&quot;}}], &quot;properties&quot;: {&quot;noteIndex&quot;: 0}} RNDv9LhFvQyid"/>⁠</text:p>
      <text:h text:style-name="P7" text:outline-level="2"><text:bookmark-start text:name="__RefHeading__238_426319955"/>Assembly-based calling method (Cortex)<text:bookmark-end text:name="__RefHeading__238_426319955"/></text:h>
      <text:p text:style-name="P1">@@TODO</text:p>
      <text:h text:style-name="P6" text:outline-level="1"><text:bookmark-start text:name="__RefHeading__80_1793745462"/>References<text:bookmark-end text:name="__RefHeading__80_1793745462"/></text:h>
      <text:section text:style-name="Sect1" text:name="ADDIN Mendeley Bibliography CSL_BIBLIOGRAPHY  RNDJT6nstpT7O">
        <text:p text:style-name="P4">Li, H., &amp; Durbin, R. (2009). Fast and accurate short read alignment with Burrows-Wheeler transform. <text:span text:style-name="T2">Bioinformatics (Oxford, England)</text:span>, <text:span text:style-name="T2">25</text:span>(14), 1754–60. doi:10.1093/bioinformatics/btp324</text:p>
        <text:p text:style-name="P3"/>
      </text:section>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3T06:42:12.614375921</meta:creation-date>
    <dc:date>2015-04-23T06:53:26.895256892</dc:date>
    <meta:editing-duration>PT9M56S</meta:editing-duration>
    <meta:editing-cycles>4</meta:editing-cycles>
    <meta:generator>LibreOffice/4.3.3.2$Linux_X86_64 LibreOffice_project/430m0$Build-2</meta:generator>
    <meta:document-statistic meta:table-count="0" meta:image-count="0" meta:object-count="0" meta:page-count="1" meta:paragraph-count="17" meta:word-count="100" meta:character-count="730" meta:non-whitespace-character-count="654"/>
    <meta:user-defined meta:name="Mendeley Citation Style_1">http://www.zotero.org/styles/apa</meta:user-defined>
    <meta:user-defined meta:name="Mendeley Document_1">True</meta:user-defined>
    <meta:user-defined meta:name="Mendeley User Name_1">alimanfoo@googlemail.com@www.mendeley.com</meta:user-defined>
  </office:meta>
</office:document-meta>
</file>